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36e3" officeooo:paragraph-rsid="000236e3"/>
    </style:style>
    <style:style style:name="P2" style:family="paragraph" style:parent-style-name="Standard" style:list-style-name="L1">
      <style:text-properties style:text-line-through-style="solid" style:text-line-through-type="single" officeooo:rsid="000236e3" officeooo:paragraph-rsid="000236e3"/>
    </style:style>
    <style:style style:name="P3" style:family="paragraph" style:parent-style-name="Standard" style:list-style-name="L1">
      <style:text-properties fo:color="#ff0000" style:text-line-through-style="none" style:text-line-through-type="none" officeooo:rsid="002a9f4d" officeooo:paragraph-rsid="002a9f4d"/>
    </style:style>
    <style:style style:name="P4" style:family="paragraph" style:parent-style-name="Standard" style:list-style-name="L1">
      <style:text-properties fo:color="#009900" officeooo:rsid="005fdc66" officeooo:paragraph-rsid="005fdc66"/>
    </style:style>
    <style:style style:name="P5" style:family="paragraph" style:parent-style-name="Standard" style:list-style-name="L1">
      <style:text-properties fo:color="#009900" officeooo:rsid="00647c7c" officeooo:paragraph-rsid="00647c7c"/>
    </style:style>
    <style:style style:name="P6" style:family="paragraph" style:parent-style-name="Standard" style:list-style-name="L1">
      <style:text-properties fo:color="#009900" officeooo:rsid="00485dd0" officeooo:paragraph-rsid="00485dd0"/>
    </style:style>
    <style:style style:name="P7" style:family="paragraph" style:parent-style-name="Standard" style:list-style-name="L1">
      <style:text-properties fo:color="#009900" officeooo:rsid="0068c2b3" officeooo:paragraph-rsid="0068c2b3"/>
    </style:style>
    <style:style style:name="P8" style:family="paragraph" style:parent-style-name="Standard" style:list-style-name="L1">
      <style:text-properties fo:color="#009900" officeooo:rsid="00702f02" officeooo:paragraph-rsid="00702f02"/>
    </style:style>
    <style:style style:name="P9" style:family="paragraph" style:parent-style-name="Standard" style:list-style-name="L1">
      <style:text-properties fo:color="#009900" officeooo:rsid="0077ed62" officeooo:paragraph-rsid="0077ed62"/>
    </style:style>
    <style:style style:name="P10" style:family="paragraph" style:parent-style-name="Standard" style:list-style-name="L1">
      <style:text-properties fo:color="#00a933" officeooo:rsid="004932a7" officeooo:paragraph-rsid="004932a7"/>
    </style:style>
    <style:style style:name="P11" style:family="paragraph" style:parent-style-name="Standard" style:list-style-name="L1">
      <style:text-properties fo:color="#00a933" officeooo:rsid="004c1a27" officeooo:paragraph-rsid="004c1a27"/>
    </style:style>
    <style:style style:name="P12" style:family="paragraph" style:parent-style-name="Standard" style:list-style-name="L1">
      <style:text-properties fo:color="#00a933" officeooo:rsid="0055c5f0" officeooo:paragraph-rsid="0055c5f0"/>
    </style:style>
    <style:style style:name="P13" style:family="paragraph" style:parent-style-name="Standard" style:list-style-name="L1">
      <style:text-properties fo:color="#00a933" officeooo:rsid="0058f36f" officeooo:paragraph-rsid="0058f36f"/>
    </style:style>
    <style:style style:name="P14" style:family="paragraph" style:parent-style-name="Standard" style:list-style-name="L1">
      <style:text-properties officeooo:rsid="006c2fc0" officeooo:paragraph-rsid="006c2fc0"/>
    </style:style>
    <style:style style:name="P15" style:family="paragraph" style:parent-style-name="Standard" style:list-style-name="L1">
      <style:text-properties officeooo:rsid="0080cec9" officeooo:paragraph-rsid="0080cec9"/>
    </style:style>
    <style:style style:name="P16" style:family="paragraph" style:parent-style-name="Standard" style:list-style-name="L1">
      <style:text-properties officeooo:rsid="00827cf8" officeooo:paragraph-rsid="00827cf8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48d17f"/>
    </style:style>
    <style:style style:name="T4" style:family="text">
      <style:text-properties style:text-position="0% 100%"/>
    </style:style>
    <style:style style:name="T5" style:family="text">
      <style:text-properties fo:color="#009900"/>
    </style:style>
    <style:style style:name="T6" style:family="text">
      <style:text-properties fo:color="#009900" officeooo:rsid="006c3f76"/>
    </style:style>
    <style:style style:name="T7" style:family="text">
      <style:text-properties officeooo:rsid="007b16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41262485" text:style-name="L1">
        <text:list-item>
          <text:p text:style-name="P1">In the papers about “non-traditional” femto that we’re currently publishing, a</text:p>
          <text:p text:style-name="P1">point is made that we can do the measurement in pp collisions due to the</text:p>
          <text:p text:style-name="P1">smallness of the source. It would be good to make some mention in the</text:p>
          <text:p text:style-name="P1">introduction about why we expect to be able to measure the interaction and</text:p>
          <text:p text:style-name="P1">scattering parameters in PbPb collisions too.</text:p>
          <text:list>
            <text:list-item>
              <text:p text:style-name="P15">No one has looked, so this is exploratory, going to see if there are interactions that we are able to study.</text:p>
            </text:list-item>
            <text:list-item>
              <text:p text:style-name="P16">First time measured, trying to see what we see. <text:s/>Not claiming anything at the beginning.</text:p>
            </text:list-item>
          </text:list>
        </text:list-item>
        <text:list-item>
          <text:p text:style-name="P2">throughout the paper, be consistent about using ΛK or Λ-K (for all femtoscopic</text:p>
          <text:p text:style-name="P2">pairs)</text:p>
          <text:list>
            <text:list-item>
              <text:p text:style-name="P3">DOUBLE CHECK AGAIN WITH READ-THROUGH</text:p>
            </text:list-item>
          </text:list>
        </text:list-item>
        <text:list-item>
          <text:p text:style-name="P2">lines 42-43 : remove one “not” in “not previously not known”</text:p>
        </text:list-item>
        <text:list-item>
          <text:p text:style-name="P2">lines 70-71 : the inclusion of “central, semi-central, and minimum bias” doesn’t</text:p>
          <text:p text:style-name="P2">really make sense unless you explicitly introduce the idea of triggered data (since</text:p>
          <text:p text:style-name="P2">central and semi-central events are part of any minimum bias sample)</text:p>
          <text:list>
            <text:list-item>
              <text:p text:style-name="P4">Removed</text:p>
            </text:list-item>
          </text:list>
        </text:list-item>
        <text:list-item>
          <text:p text:style-name="P2">line 73 : define the z position as being along the beam axis</text:p>
          <text:list>
            <text:list-item>
              <text:p text:style-name="P5">Removed “z”, included “along the beam axis”</text:p>
            </text:list-item>
          </text:list>
        </text:list-item>
        <text:list-item>
          <text:p text:style-name="P2">lines 74-75 : “the event must contain at least one particle of each type from the</text:p>
          <text:p text:style-name="P2">pair of interest” sounds like a tautology, at least for the same-event correlations,</text:p>
          <text:p text:style-name="P2">because if an event does not contain at least one of each particle type then it</text:p>
          <text:p text:style-name="P2">automatically doesn’t enter the correlation. If this is an additional condition that</text:p>
          <text:p text:style-name="P2">you impose on the events in the mixing pool, then this should be specified in the</text:p>
          <text:p text:style-name="P2">section about event mixing.</text:p>
          <text:list>
            <text:list-item>
              <text:p text:style-name="P6">Yes, this is an additional condition imposed on the events in the mixing pool. <text:s/><text:span text:style-name="T3">This information has been moved to the section about event mixing.</text:span></text:p>
            </text:list-item>
          </text:list>
        </text:list-item>
        <text:list-item>
          <text:p text:style-name="P2">line 83 : I think the specification of the pseudorapidity of the TPC and TOF is not</text:p>
          <text:p text:style-name="P2">necessary, since you don’t use tracks outside of |η| &lt; 0.8 regardless of the PID.</text:p>
          <text:p text:style-name="P2">Instead, the η acceptance should be stated elsewhere where the general kinematic</text:p>
          <text:p text:style-name="P2">cuts are described.</text:p>
        </text:list-item>
        <text:list-item>
          <text:p text:style-name="P2">line 96 : established on → established based on</text:p>
        </text:list-item>
        <text:list-item>
          <text:p text:style-name="P2">line 101 : is “methods” the right word here? All the PID is based on Nσ cuts</text:p>
          <text:list>
            <text:list-item>
              <text:p text:style-name="P7">Additional methods → Rejection procedures</text:p>
            </text:list-item>
          </text:list>
        </text:list-item>
        <text:list-item>
          <text:p text:style-name="P2">line 108 : maybe add “due to their decay topology” after “V<text:span text:style-name="T1">0</text:span> particles”, otherwise</text:p>
          <text:p text:style-name="P2">the definition sounds arbitrary</text:p>
        </text:list-item>
        <text:list-item>
          <text:p text:style-name="P2">line 110 : “exposed” is not the right word here</text:p>
          <text:list>
            <text:list-item>
              <text:p text:style-name="P10">are also exposed to a minimum requirement of their impact parameter… → must also meet a minimum requirement on their impact parameter.. </text:p>
            </text:list-item>
          </text:list>
        </text:list-item>
        <text:list-item>
          <text:p text:style-name="P2">Table 1 : for consistency in the notation, you can remove the – and ± signs in</text:p>
          <text:p text:style-name="P2">Nσe<text:span text:style-name="T1">–</text:span> and NσK<text:span text:style-name="T1">±</text:span> in the “electron rejection” section</text:p>
        </text:list-item>
        <text:list-item>
          <text:p text:style-name="P2">Table 2 : for consistency in the notation, format N_{σ<text:span text:style-name="T2">TPC</text:span>} as N_{σp,TPC}</text:p>
        </text:list-item>
        <text:list-item>
          <text:p text:style-name="P2">Figure 1 : I think that in ALICE publications we normally draw invariant mass</text:p>
          <text:p text:style-name="P2">plots with points including statistical error bars, not a connected line (but you</text:p>
          <text:p text:style-name="P2">could double check other papers)</text:p>
          <text:list>
            <text:list-item>
              <text:p text:style-name="P14"><text:span text:style-name="T5">It actually seems that the connected lines plots are standard for invariant mass plots, at least within the femtoscopy group (e.g. </text:span><text:a xlink:type="simple" xlink:href="https://arxiv.org/abs/1903.06149" text:style-name="Internet_20_link" text:visited-style-name="Visited_20_Internet_20_Link">https://arxiv.org/abs/1903.06149</text:a><text:span text:style-name="T5">, </text:span><text:a xlink:type="simple" xlink:href="https://arxiv.org/abs/1506.07884v2" text:style-name="Internet_20_link" text:visited-style-name="Visited_20_Internet_20_Link">https://arxiv.org/abs/1506.07884v2</text:a><text:span text:style-name="T5">, </text:span><text:a xlink:type="simple" xlink:href="https://arxiv.org/abs/1805.12455v2" text:style-name="Internet_20_link" text:visited-style-name="Visited_20_Internet_20_Link">https://arxiv.org/abs/1805.12455v2</text:a><text:span text:style-name="T5">). <text:s/>I’m not sure why this is, but I am happy to change the style if you believe points are most appropriate (to error bars of which are smaller than the marker size). <text:s/></text:span><text:span text:style-name="T6">For now, I will leave it as is.</text:span></text:p>
            </text:list-item>
          </text:list>
        </text:list-item>
        <text:list-item>
          <text:p text:style-name="P2"><text:soft-page-break/>Figure 1 : It would be good to specify in each figure the pair (πp or ππ), either in</text:p>
          <text:p text:style-name="P2">the x-axis as m_{πp} and m_{ππ}, or elsewhere</text:p>
        </text:list-item>
        <text:list-item>
          <text:p text:style-name="P2">lines 162-163 : I don’t understand the sentence “The constraint values used</text:p>
          <text:p text:style-name="P2">coincide with the values at which the average separation correlation functions</text:p>
          <text:p text:style-name="P2">stabilize to unity” (what are average separation correlation functions?)</text:p>
          <text:list>
            <text:list-item>
              <text:p text:style-name="P8">The average separation correlation functions are formed exactly as the normal relative-momentum correlation functions, except they are binned in the average separation instead of k*. <text:s/>This is constructed, for example, between the proton daughter of the Lambda and the pi+ daughter of the K0s.<text:line-break/>This piece of information does not seem vital, and it is somewhat difficult to explain concisely. <text:s/>Therefore, I have decided to remove the sentence. <text:s/>If you disagree, and believe it should not be removed, I will include it.</text:p>
            </text:list-item>
          </text:list>
        </text:list-item>
        <text:list-item>
          <text:p text:style-name="P2">line 171 and Eq. 1 : should it be written dN/d<text:span text:style-name="T1">3</text:span>p<text:span text:style-name="T2">a</text:span>d<text:span text:style-name="T1">3</text:span>p<text:span text:style-name="T2">b</text:span> or d<text:span text:style-name="T1">6</text:span>N/d<text:span text:style-name="T1">3</text:span>p<text:span text:style-name="T2">a</text:span>d<text:span text:style-name="T1">3</text:span>p<text:span text:style-name="T2">b</text:span> ? (similarly</text:p>
          <text:p text:style-name="P2">with dN/d<text:span text:style-name="T1">3</text:span>p<text:span text:style-name="T2">a</text:span> or d<text:span text:style-name="T1">3</text:span>N/d<text:span text:style-name="T1">3</text:span>p<text:span text:style-name="T2">a</text:span>)</text:p>
          <text:list>
            <text:list-item>
              <text:p text:style-name="P9"><text:span text:style-name="T7">Some</text:span>times these superscripts are suppressed, but I have now included them for clarity.</text:p>
            </text:list-item>
          </text:list>
        </text:list-item>
        <text:list-item>
          <text:p text:style-name="P2">line 194 : is pair transverse momentum (...) integrated → is integrated in pair</text:p>
          <text:p text:style-name="P2">transverse momentum</text:p>
        </text:list-item>
        <text:list-item>
          <text:p text:style-name="P1">line 195 : limited data → limited statistics</text:p>
          <text:list>
            <text:list-item>
              <text:p text:style-name="P11">I believe the guidelines advise the use of data over statistics. <text:s/>I am not certain, as I no longer have access to the twiki page (https://twiki.cern.ch/twiki/bin/view/ALICE/GuidelineEditing)</text:p>
            </text:list-item>
          </text:list>
        </text:list-item>
        <text:list-item>
          <text:p text:style-name="P1">lines 196-199 : the comment about the magnetic field seems out of place, would it</text:p>
          <text:p text:style-name="P1">be better to go in the systematic uncertainty section, or some other section which</text:p>
          <text:p text:style-name="P1">is more explicitly about the experimental setup?</text:p>
        </text:list-item>
        <text:list-item>
          <text:p text:style-name="P1">line 212 : “are the analytic functions” → what analytic functions?</text:p>
        </text:list-item>
        <text:list-item>
          <text:p text:style-name="P2">line 221 : finally observed → observed</text:p>
        </text:list-item>
        <text:list-item>
          <text:p text:style-name="P1">lines 222 and 285 : it’s always dangerous to write “assumed” in a scientific paper.</text:p>
          <text:p text:style-name="P1">Was this assumption checked? I could easily envision that it’s not true, for</text:p>
          <text:p text:style-name="P1">example if the kaon is actually a misidentified pion, and you’re measuring a Λπ</text:p>
          <text:p text:style-name="P1">pair</text:p>
        </text:list-item>
        <text:list-item>
          <text:p text:style-name="P1">line 223 : pairs whose members originate as daughters from resonances → pairs</text:p>
          <text:p text:style-name="P1">in which one member originates from a resonance decay (right?)</text:p>
        </text:list-item>
        <text:list-item>
          <text:p text:style-name="P2">line 228 : finally measured → measured</text:p>
        </text:list-item>
        <text:list-item>
          <text:p text:style-name="P1">the notation of Eq. 6 and Eq. 7 is not consistent, because in Eq. 6 Σ<text:span text:style-name="T2">ij</text:span>λ<text:span text:style-name="T2">ij</text:span> does not</text:p>
          <text:p text:style-name="P1">include the primary ΛK pair but in Eq. 7 it does (this is clarified in the text at line</text:p>
          <text:p text:style-name="P1">235). Perhaps it would be clearer to just define Σ<text:span text:style-name="T2">ij</text:span>λ<text:span text:style-name="T2">ij</text:span> + λ_{ΛK} = 1, where ij ≠</text:p>
          <text:p text:style-name="P1">ΛK. Furthermore, would it be possible to remove the additional symbol λ’, by</text:p>
          <text:p text:style-name="P1">just including λ<text:span text:style-name="T2">fit</text:span> in Eq. 6 explicitly?</text:p>
        </text:list-item>
        <text:list-item>
          <text:p text:style-name="P1">The fitting is mentioned many times throughout this paper, starting with line 237,</text:p>
          <text:p text:style-name="P1">but what is missing is an explicit statement “we fit the experimental correlation</text:p>
          <text:p text:style-name="P1">function”.</text:p>
        </text:list-item>
        <text:list-item>
          <text:p text:style-name="P2">line 241 : daughter → “daughters” or “daughter system”</text:p>
        </text:list-item>
        <text:list-item>
          <text:p text:style-name="P1">line 244 : it would be nice to have an example or examples like this (“e.g. ΣK”)</text:p>
          <text:p text:style-name="P1">come earlier, in the paragraph around line 218, to help the reader</text:p>
        </text:list-item>
        <text:list-item>
          <text:p text:style-name="P1">lines 253-256 : I didn’t understand this section where line 253 says “experimental</text:p>
          <text:p text:style-name="P1">Ξ<text:span text:style-name="T1">–</text:span> K<text:span text:style-name="T1">±</text:span> data are used” and then line 256 says “instead of using the experimental</text:p>
          <text:p text:style-name="P1">data”</text:p>
        </text:list-item>
        <text:list-item>
          <text:p text:style-name="P2">line 254 : Ξ<text:span text:style-name="T1">–</text:span>K<text:span text:style-name="T1">±</text:span> the system → the Ξ<text:span text:style-name="T1">–</text:span>K<text:span text:style-name="T1">±</text:span> system</text:p>
        </text:list-item>
        <text:list-item>
          <text:p text:style-name="P2">line 263 : p-p → pp</text:p>
        </text:list-item>
        <text:list-item>
          <text:p text:style-name="P1">in the paragraph around line 261, I would suggest making it clear that the</text:p>
          <text:p text:style-name="P1"><text:soft-page-break/>reconstruction efficiency that we care about is that of the daughters under study,</text:p>
          <text:p text:style-name="P1">not the parent particles. For example, when discussing the contribution of ΞK to</text:p>
          <text:p text:style-name="P1">the ΛK correlation function, the reconstruction efficiency of the Ξ is not relevant</text:p>
          <text:p text:style-name="P1">but the reconstruction efficiency of the secondary Λ is.</text:p>
        </text:list-item>
        <text:list-item>
          <text:p text:style-name="P1">line 270 : if possible, try to avoid using two different definitions of the word</text:p>
          <text:p text:style-name="P1">“primary” in one line</text:p>
        </text:list-item>
        <text:list-item>
          <text:p text:style-name="P1">line 282 : τ<text:span text:style-name="T2">max</text:span> is not defined, it should be in line 280</text:p>
        </text:list-item>
        <text:list-item>
          <text:p text:style-name="P2">line 287 : included → includes</text:p>
        </text:list-item>
        <text:list-item>
          <text:p text:style-name="P2">line 292 : 1.0 → 1</text:p>
        </text:list-item>
        <text:list-item>
          <text:p text:style-name="P1">Table 4 : is there any reason why the λ values for the different species (i.e. ΛK+</text:p>
          <text:p text:style-name="P1">vs anti-ΛK−) should be different? Or are the deviations just due to the statistics</text:p>
          <text:p text:style-name="P1">of Therminator?</text:p>
        </text:list-item>
        <text:list-item>
          <text:p text:style-name="P1">lines 313-314 : “The behavior of the non-femtoscopic background is needed” is</text:p>
          <text:p text:style-name="P1">an odd formulation, actually what we need is an understanding of the non-femto</text:p>
          <text:p text:style-name="P1">background</text:p>
        </text:list-item>
        <text:list-item>
          <text:p text:style-name="P1">lines 317-320 : why is it necessary to describe something (weighting pairs by the</text:p>
          <text:p text:style-name="P1">wave function amplitude to introduce femto effects) that is not done in this</text:p>
          <text:p text:style-name="P1">analysis? I think these few sentences can be removed</text:p>
        </text:list-item>
        <text:list-item>
          <text:p text:style-name="P1">line 327-328 : I don’t understand the phrase “application with the experimental</text:p>
          <text:p text:style-name="P1">data”. Maybe this sentence is meant to say that before fitting the experimental</text:p>
          <text:p text:style-name="P1">data, the coefficients of each polynomial are fixed by fits to the Therminator</text:p>
          <text:p text:style-name="P1">background.</text:p>
        </text:list-item>
        <text:list-item>
          <text:p text:style-name="P1">line 333 : I think the sentence “the non-femtoscopic background correction was</text:p>
          <text:p text:style-name="P1">applied as a scale factor” is unclear. It’s applied as a multiplicative factor to the</text:p>
          <text:p text:style-name="P1">entire correlation function during the fitting process, right?</text:p>
        </text:list-item>
        <text:list-item>
          <text:p text:style-name="P2">line 345 : scattering parameters unique from each other → unique scattering</text:p>
          <text:p text:style-name="P2">parameters</text:p>
        </text:list-item>
        <text:list-item>
          <text:p text:style-name="P2">line 347 : add R after “common radius parameter”</text:p>
        </text:list-item>
        <text:list-item>
          <text:p text:style-name="P2">line 352 : remove “and”</text:p>
        </text:list-item>
        <text:list-item>
          <text:p text:style-name="P1">No critique here, I just wanted to say I like Sec. 3.6. After a long detailed</text:p>
          <text:p text:style-name="P1">description of a complicated fitting procedure, I found the summary really</text:p>
          <text:p text:style-name="P1">helpful!</text:p>
        </text:list-item>
        <text:list-item>
          <text:p text:style-name="P1">remove and rephrase “residually”</text:p>
        </text:list-item>
        <text:list-item>
          <text:p text:style-name="P1">throughout the paper, and particularly in Sec. 3.6 it is not always clear whether</text:p>
          <text:p text:style-name="P1">the words “correlation function” refer to the experimental data points or to the fit</text:p>
          <text:p text:style-name="P1">function. I would prefer to keep “correlation function” referring only to the</text:p>
          <text:p text:style-name="P1">experimentally measured points, and find some other name for the fit function,</text:p>
          <text:p text:style-name="P1">but one could also rephrase things in a different way.</text:p>
        </text:list-item>
        <text:list-item>
          <text:p text:style-name="P1">Eq. 13 is a redefinition of C<text:span text:style-name="T2">fit</text:span> (k<text:span text:style-name="T1">*</text:span><text:span text:style-name="T2">rec</text:span> ) from Eq. 10</text:p>
        </text:list-item>
        <text:list-item>
          <text:p text:style-name="P2">Fig. 2 caption : I suggest combining the last two sentences: “This polynomial is</text:p>
          <text:p text:style-name="P2">shifted and scaled to match the experimental data and is drawn as a solid curve”</text:p>
        </text:list-item>
        <text:list-item>
          <text:p text:style-name="P2">Fig. 2 caption : define what the rows are (centrality bins)</text:p>
        </text:list-item>
        <text:list-item>
          <text:p text:style-name="P1">Fig. 2 : maybe instead of “ALICE bgd. fit” in the legend, what about “scaled bkd.</text:p>
          <text:p text:style-name="P1">fit”?</text:p>
        </text:list-item>
        <text:list-item>
          <text:p text:style-name="P1">Fig. 2 : it looks like only the lowest k* bin has systematic uncertainties, or are</text:p>
          <text:p text:style-name="P1">they just smaller than the markers in all other bins?</text:p>
          <text:list>
            <text:list-item>
              <text:p text:style-name="P12">Yes, they are smaller than the markers in all other bins.</text:p>
            </text:list-item>
          </text:list>
        </text:list-item>
        <text:list-item>
          <text:p text:style-name="P2">line 391 : &amp; → ⊕ (for consistency with other places in the paper)</text:p>
        </text:list-item>
        <text:list-item>
          <text:p text:style-name="P2">line 393 : receives → has</text:p>
        </text:list-item>
        <text:list-item>
          <text:p text:style-name="P1"><text:soft-page-break/>in the figures, Λ is sometimes written in bold and sometimes in normal text, and is</text:p>
          <text:p text:style-name="P1">written in a different font than the rest of the text</text:p>
        </text:list-item>
        <text:list-item>
          <text:p text:style-name="P2">line 407 : the ΛK<text:span text:style-name="T1">–</text:span> →ΛK<text:span text:style-name="T1">–</text:span></text:p>
        </text:list-item>
        <text:list-item>
          <text:p text:style-name="P2">line 409 : remove “effect of the”</text:p>
        </text:list-item>
        <text:list-item>
          <text:p text:style-name="P1">lines 416-418 : make the typography of the pair types consistent with the rest of</text:p>
          <text:p text:style-name="P1">the paper (K<text:span text:style-name="T1">–</text:span>–p → K<text:span text:style-name="T1">–</text:span>p or pK<text:span text:style-name="T1">–</text:span>)</text:p>
        </text:list-item>
        <text:list-item>
          <text:p text:style-name="P2">line 418 : could be due to an effect arising from → could arise from</text:p>
        </text:list-item>
        <text:list-item>
          <text:p text:style-name="P2">line 423 : a type average → an average</text:p>
        </text:list-item>
        <text:list-item>
          <text:p text:style-name="P1">Fig. 5 : are the points from the ΛK analysis artificially offset in m<text:span text:style-name="T2">T</text:span> for visibility?</text:p>
          <text:p text:style-name="P1">If so, it would be good to state this in the caption, or even remove the offset</text:p>
          <text:p text:style-name="P1">because none of the other systems are offset</text:p>
          <text:list>
            <text:list-item>
              <text:p text:style-name="P13">No, they are not offset. <text:s/>The average m<text:span text:style-name="T2">T</text:span><text:span text:style-name="T4"> value changes slightly with centrality.</text:span></text:p>
            </text:list-item>
          </text:list>
        </text:list-item>
        <text:list-item>
          <text:p text:style-name="P2">line 427 : remove “extracted”</text:p>
        </text:list-item>
        <text:list-item>
          <text:p text:style-name="P2">line 434 : I’m not sure how “good global m<text:span text:style-name="T2">T</text:span> scaling is defined”, so maybe just</text:p>
          <text:p text:style-name="P2">“global m<text:span text:style-name="T2">T</text:span> scaling”?</text:p>
        </text:list-item>
        <text:list-item>
          <text:p text:style-name="P2">line 438 : how → why</text:p>
        </text:list-item>
        <text:list-item>
          <text:p text:style-name="P1">line 442 : I found the phrase “not the pair sources” to be confusing, although I</text:p>
          <text:p text:style-name="P1">understood what was meant later in the paragraph. However, I’m not sure that</text:p>
          <text:p text:style-name="P1">expressing the difference between, for example, KK and ΛK femtoscopy, in this</text:p>
          <text:p text:style-name="P1">way is effective. Femtoscopy is always in some sense a pairwise effect, and so in</text:p>
          <text:p text:style-name="P1">the case of identical particle femtoscopy it’s just that the single-particle source is</text:p>
          <text:p text:style-name="P1">the same as the pair source, right?</text:p>
        </text:list-item>
        <text:list-item>
          <text:p text:style-name="P2">Table 6 : &amp; → ⊕ (for consistency with other places in the paper)</text:p>
        </text:list-item>
        <text:list-item>
          <text:p text:style-name="P2">line 483 : for each system → present in each system</text:p>
        </text:list-item>
        <text:list-item>
          <text:p text:style-name="P2">to make the final sentence of the paper stronger, and so that all the major</text:p>
          <text:p text:style-name="P2">conclusions of the paper are included in the summary, you could add “which is</text:p>
          <text:p text:style-name="P2">confirmed by the spherical harmonics decomposition of the correlation functions”</text:p>
          <text:p text:style-name="P2">at the end</text:p>
        </text:list-item>
        <text:list-item>
          <text:p text:style-name="P2">line 595 : transition → transformation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9T14:49:34.542501682</meta:creation-date>
    <meta:generator>LibreOffice/6.3.4.2$Linux_X86_64 LibreOffice_project/30$Build-2</meta:generator>
    <dc:date>2020-02-07T09:50:21.711570235</dc:date>
    <meta:editing-duration>PT3H54M55S</meta:editing-duration>
    <meta:editing-cycles>54</meta:editing-cycles>
    <meta:document-statistic meta:table-count="0" meta:image-count="0" meta:object-count="0" meta:page-count="4" meta:paragraph-count="162" meta:word-count="2086" meta:character-count="11081" meta:non-whitespace-character-count="9313"/>
  </office:meta>
</office:document-meta>
</file>